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3"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4" style:family="paragraph" style:parent-style-name="Standard">
      <style:paragraph-properties fo:margin-left="0.751cm" fo:margin-right="0cm" fo:margin-top="0cm" fo:margin-bottom="0.199cm" loext: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5"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6"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7" style:family="paragraph" style:parent-style-name="Standard">
      <style:paragraph-properties fo:margin-left="0.751cm" fo:margin-right="0cm" fo:margin-top="0cm" fo:margin-bottom="0cm" loext: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8"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9" style:family="paragraph" style:parent-style-name="Standard">
      <style:paragraph-properties fo:line-height="130%" fo:text-align="center" style:justify-single-word="false" fo:keep-with-next="always"/>
    </style:style>
    <style:style style:name="P10" style:family="paragraph" style:parent-style-name="Standard">
      <style:paragraph-properties fo:margin-top="0cm" fo:margin-bottom="0.199cm" loext:contextual-spacing="false" fo:line-height="130%"/>
      <style:text-properties style:font-name="TakaoPGothic" fo:font-size="12pt" fo:background-color="#ffffff" style:font-size-asian="12pt" style:font-size-complex="12pt"/>
    </style:style>
    <style:style style:name="P11" style:family="paragraph" style:parent-style-name="Standard">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2" style:family="paragraph" style:parent-style-name="Default">
      <style:paragraph-properties fo:margin-top="0cm" fo:margin-bottom="0.199cm" loext:contextual-spacing="false" fo:line-height="130%" fo:text-align="justify" style:justify-single-word="false"/>
    </style:style>
    <style:style style:name="P13" style:family="paragraph" style:parent-style-name="Default">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4" style:family="paragraph" style:parent-style-name="Standard">
      <style:paragraph-properties fo:margin-top="0cm" fo:margin-bottom="0.199cm" loext:contextual-spacing="false" fo:line-height="130%" fo:keep-with-next="always"/>
      <style:text-properties style:font-name="TakaoPGothic" fo:font-size="12pt" fo:background-color="#ffffff" style:font-size-asian="12pt" style:font-name-complex="Times New Roman" style:font-size-complex="12pt"/>
    </style:style>
    <style:style style:name="P15"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6" style:family="paragraph" style:parent-style-name="No_20_Spacing">
      <style:paragraph-properties fo:line-height="130%"/>
    </style:style>
    <style:style style:name="P17"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18"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19"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20"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21"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2"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23"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24"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5"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6"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27" style:family="paragraph" style:parent-style-name="List_20_Paragraph">
      <style:paragraph-properties fo:margin-left="0.635cm" fo:margin-right="0cm" fo:margin-top="0cm" fo:margin-bottom="0.199cm" loext: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28"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style>
    <style:style style:name="P29"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0"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style>
    <style:style style:name="P31"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32"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size-complex="12pt"/>
    </style:style>
    <style:style style:name="P33"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name-complex="Times New Roman" style:font-size-complex="12pt"/>
    </style:style>
    <style:style style:name="P34"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 style:font-size-complex="12pt" style:font-weight-complex="bold"/>
    </style:style>
    <style:style style:name="P35" style:family="paragraph" style:parent-style-name="Standard">
      <style:paragraph-properties fo:line-height="130%"/>
      <style:text-properties officeooo:paragraph-rsid="001e6a36"/>
    </style:style>
    <style:style style:name="P36"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37" style:family="paragraph" style:parent-style-name="No_20_Spacing">
      <style:paragraph-properties fo:line-height="130%"/>
      <style:text-properties officeooo:paragraph-rsid="001ccc6f"/>
    </style:style>
    <style:style style:name="P38"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39" style:family="paragraph" style:parent-style-name="No_20_Spacing">
      <style:paragraph-properties fo:margin-left="0cm" fo:margin-right="0cm" fo:line-height="130%" fo:text-indent="0cm" style:auto-text-indent="false"/>
      <style:text-properties style:font-name="TakaoPGothic" fo:font-size="12pt" officeooo:paragraph-rsid="001ccc6f" fo:background-color="#ffffff" style:font-size-asian="12pt" style:font-name-complex="Times New Roman" style:font-size-complex="12pt"/>
    </style:style>
    <style:style style:name="P40" style:family="paragraph" style:parent-style-name="Default" style:list-style-name="WWNum1">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41" style:family="paragraph" style:parent-style-name="Default" style:list-style-name="WWNum2">
      <style:paragraph-properties fo:margin-left="0.751cm" fo:margin-right="0cm" fo:margin-top="0cm" fo:margin-bottom="0.199cm" loext: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P42" style:family="paragraph" style:parent-style-name="Default" style:list-style-name="WWNum2">
      <style:paragraph-properties fo:margin-left="0.7cm" fo:margin-right="0cm" fo:margin-top="0cm" fo:margin-bottom="0.199cm" loext:contextual-spacing="fals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font-weight="bold" officeooo:rsid="001ccc6f" fo:background-color="#ffffff" loext:char-shading-value="0" style:font-size-asian="12pt" style:font-weight-asian="bold" style:font-name-complex="Times New Roman" style:font-size-complex="12pt"/>
    </style:style>
    <style:style style:name="T4" style:family="text">
      <style:text-properties style:font-name="TakaoPGothic" fo:font-size="12pt" fo:font-weight="bold" officeooo:rsid="001ccc6f" fo:background-color="#ffffff" loext:char-shading-value="0" style:font-size-asian="12pt" style:font-weight-asian="bold" style:font-name-complex="Times New Roman" style:font-size-complex="12pt" style:font-weight-complex="normal"/>
    </style:style>
    <style:style style:name="T5" style:family="text">
      <style:text-properties style:font-name="TakaoPGothic" fo:font-size="12pt" fo:background-color="#ffffff" loext:char-shading-value="0" style:font-size-asian="12pt" style:font-name-complex="Times New Roman" style:font-size-complex="12pt"/>
    </style:style>
    <style:style style:name="T6"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7" style:family="text">
      <style:text-properties style:font-name="TakaoPGothic" fo:font-size="12pt" fo:font-weight="normal" officeooo:rsid="00194200" fo:background-color="#ffffff" loext:char-shading-value="0" style:font-size-asian="12pt" style:font-weight-asian="normal" style:font-name-complex="Times New Roman" style:font-size-complex="12pt" style:font-weight-complex="normal"/>
    </style:style>
    <style:style style:name="T8" style:family="text">
      <style:text-properties style:font-name="TakaoPGothic" fo:font-size="12pt" fo:font-weight="normal" officeooo:rsid="001ccc6f" fo:background-color="#ffffff" loext:char-shading-value="0" style:font-size-asian="12pt" style:font-weight-asian="normal" style:font-name-complex="Times New Roman" style:font-size-complex="12pt" style:font-weight-complex="normal"/>
    </style:style>
    <style:style style:name="T9" style:family="text">
      <style:text-properties style:font-name="TakaoPGothic" fo:font-size="12pt" fo:font-weight="normal" officeooo:rsid="001e6a36" fo:background-color="#ffffff" loext:char-shading-value="0" style:font-size-asian="12pt" style:font-weight-asian="normal" style:font-name-complex="Times New Roman" style:font-size-complex="12pt" style:font-weight-complex="normal"/>
    </style:style>
    <style:style style:name="T10"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11" style:family="text">
      <style:text-properties style:font-name="TakaoPGothic" fo:font-size="12pt" fo:font-weight="normal" officeooo:rsid="001e6a36" fo:background-color="#ffffff" loext:char-shading-value="0" style:font-size-asian="12pt" style:font-weight-asian="normal" style:font-size-complex="12pt" style:font-weight-complex="normal"/>
    </style:style>
    <style:style style:name="T12" style:family="text">
      <style:text-properties style:font-name="TakaoPGothic" fo:font-size="12pt" fo:font-weight="normal" style:font-size-asian="12pt" style:font-weight-asian="normal" style:font-size-complex="12pt" style:font-weight-complex="normal"/>
    </style:style>
    <style:style style:name="T13"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14"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15"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16"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17"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font-name="TakaoPGothic" fo:font-size="12pt" style:font-size-asian="12pt" style:font-size-complex="12pt"/>
    </style:style>
    <style:style style:name="T19" style:family="text">
      <style:text-properties officeooo:rsid="00194200"/>
    </style:style>
    <style:style style:name="T20" style:family="text">
      <style:text-properties officeooo:rsid="001a9984"/>
    </style:style>
    <style:style style:name="T21" style:family="text">
      <style:text-properties officeooo:rsid="001cc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ěstský soud v Praze</text:p>
      <text:p text:style-name="P21">Hybernská 1006/18</text:p>
      <text:p text:style-name="P21">111 21 Praha 1</text:p>
      <text:p text:style-name="P22">ID DS snkabbm</text:p>
      <text:p text:style-name="P18"/>
      <text:p text:style-name="P18"/>
      <text:p text:style-name="P18"/>
      <text:p text:style-name="P18">Praha, <text:span text:style-name="T21">6</text:span>. <text:span text:style-name="T21">3</text:span>. 201<text:span text:style-name="T21">7</text:span></text:p>
      <text:p text:style-name="P18"/>
      <text:p text:style-name="P20"/>
      <text:p text:style-name="P20"/>
      <text:p text:style-name="P19"><text:s/></text:p>
      <text:p text:style-name="P3"><text:span text:style-name="T13">VĚC:<text:tab/>ŽALOBA PROTI ROZHODNUTÍ SPRÁVNÍHO ORGÁNU<text:line-break/></text:span><text:span text:style-name="T14">podle ust. § 65 a násl. zákona č. 150/2002 Sb., soudního řádu správního (s.ř.s.),</text:span><text:span text:style-name="T13"><text:line-break/></text:span><text:span text:style-name="T15">in eventum</text:span><text:span text:style-name="T17"> </text:span><text:span text:style-name="T14">proti nečinnosti správního orgánu</text:span><text:span text:style-name="T13"><text:line-break/></text:span><text:span text:style-name="T14">podle ust. § 79 a násl. s.ř.s.</text:span></text:p>
      <text:p text:style-name="P1"/>
      <text:p text:style-name="P16"><text:span text:style-name="T1">Žalobce:<text:tab/><text:tab/>Adam Zábranský</text:span><text:span text:style-name="T6">, </text:span><text:span text:style-name="T5">nar. 28. 12. 1993</text:span></text:p>
      <text:p text:style-name="P26"><text:tab/><text:tab/><text:tab/>bytem Zbynická 6, 153 00 Praha 16</text:p>
      <text:p text:style-name="P17"/>
      <text:p text:style-name="P16"><text:span text:style-name="T6">zástupce:<text:tab/><text:tab/></text:span><text:span text:style-name="T5">Mgr. Filip Hajný, advokát, ev. č. ČAK 14269</text:span></text:p>
      <text:p text:style-name="P17"><text:tab/><text:tab/><text:tab/>se sídlem Moskevská 532/60, 101 00 Praha 10 - Vršovice</text:p>
      <text:p text:style-name="P17"/>
      <text:p text:style-name="P17"/>
      <text:p text:style-name="P37"><text:span text:style-name="T1">Žalovaná:<text:tab/><text:tab/></text:span><text:span text:style-name="T3">Pražská plynárenská Servis distri</text:span><text:span text:style-name="T4">buce, a.s.</text:span><text:span text:style-name="T6">, IČO: <text:tab/><text:tab/><text:tab/></text:span><text:span text:style-name="T8">471 16 471</text:span></text:p>
      <text:p text:style-name="P39"><text:tab/><text:tab/><text:tab/>se sídlem <text:span text:style-name="T21">U plynárny 1450/2a, Michle, 140 00 Praha 4</text:span></text:p>
      <text:p text:style-name="P23"/>
      <text:p text:style-name="P24"/>
      <text:p text:style-name="P35"><text:span text:style-name="T1">Přílohy:<text:tab/><text:tab/></text:span><text:span text:style-name="T6">1. Plná moc</text:span><text:span text:style-name="T1"><text:line-break/><text:tab/><text:tab/><text:tab/></text:span><text:span text:style-name="T6">2. Žádost o informace ze dne </text:span><text:span text:style-name="T9">29. 4. 2015</text:span><text:span text:style-name="T6"><text:line-break/><text:tab/><text:tab/><text:tab/>3. </text:span><text:span text:style-name="T9">Odmítnutí ze dne 21. 5. 2015</text:span><text:span text:style-name="T10"><text:line-break/><text:tab/><text:tab/><text:tab/>4. </text:span><text:span text:style-name="T11">Odvolání ze dne 15. 6. 2015</text:span><text:span text:style-name="T6"><text:line-break/></text:span><text:span text:style-name="T7"><text:tab/><text:tab/><text:tab/>5. </text:span><text:span text:style-name="T9">Zamítnutí odvolání ze dne 12. 1. 2017</text:span></text:p>
      <text:p text:style-name="P2"/>
      <text:p text:style-name="P25">I. <text:line-break/>Předmět a dosavadní průběh řízení</text:p>
      <text:list xml:id="list849755816119962601" text:style-name="WWNum3">
        <text:list-item>
          <text:p text:style-name="P28"><text:span text:style-name="T5">Žalobce dne 28. 8. 2015 podal žalované žádost o poskytnutí informací z titulu § 51 odst. 3 písm. c) zákona č. 131/2000 Sb., o hlavním městě Praze (dále jen „</text:span><text:span text:style-name="T2">zákon o HMP</text:span><text:span text:style-name="T5">“) a dále z titulu § 13 zákona č. 106/1999 Sb., o svobodném přístupu k informacím (dále jen „</text:span><text:span text:style-name="T2">InfZ</text:span><text:span text:style-name="T5">“), jíž žádal o poskytnutí následujících informací (dále jen „</text:span><text:span text:style-name="T2">požadované informace</text:span><text:span text:style-name="T5">“):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5">").</text:span></text:p>
        </text:list-item>
        <text:list-item>
          <text:p text:style-name="P28"><text:span text:style-name="T5">Žalovaná na žádost nijak nereagovala. Proto žalobce dne 23. 9. 2015 podal žalované stížnost na postup při vyřizování žádosti o informace podle ust. § 16a odst. 1 písm. b) InfZ (dále jen "</text:span><text:span text:style-name="T2">stížnost</text:span><text:span text:style-name="T5">").</text:span></text:p>
        </text:list-item>
        <text:list-item>
          <text:p text:style-name="P28"><text:span text:style-name="T5">Žalovaná na stížnost odpověděla dopisem ze dne 25. 9. 2015 (dále jen "</text:span><text:span text:style-name="T2">dopis žalované</text:span><text:span text:style-name="T5">"),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
      <text:p text:style-name="P4"/>
      <text:p text:style-name="P7">II.</text:p>
      <text:p text:style-name="P8">Žalobní body</text:p>
      <text:list xml:id="list172609662168883" text:continue-numbering="true" text:style-name="WWNum3">
        <text:list-item>
          <text:p text:style-name="P29">Zmíněný dopis žalované, který postrádá formální znaky rozhodnutí, je třeba považovat za rozhodnutí podle § 65 s.ř.s. v materiálním smyslu. Podle usnesení Ústavního soudu ze dne 28. 8. 2002, sp. zn. IV ÚS <text:soft-page-break/>233/02 je třeba k pojmu „rozhodnutí“ přistupovat z hlediska jeho obsahu a nikoliv formy. Žalobce se proto domnívá, že jsou naplněny podmínky §<text:span text:style-name="T19"> </text:span>16 odst. 4 InfZ a soud by měl přezkoumat důvody neposkytnutí informací ze strany žalované. Jelikož zde neexistují důvody pro odmítnutí žalobcovy žádosti o informace, měl by soud žalované nařídit poskytnutí požadovaných informací žalobci.</text:p>
        </text:list-item>
      </text:list>
      <text:p text:style-name="P5"/>
      <text:list xml:id="list172610224208499" text:continue-numbering="true" text:style-name="WWNum3">
        <text:list-item>
          <text:p text:style-name="P30"><text:span text:style-name="T5">Žalobce si je dobře vědom skutečnosti, že po formální stránce nebyl naplněn požadavek bezvýsledného vyčerpání opravných prostředků. <text:s/>Žalobce se domnívá, že by bylo zcela 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18">9A 17/2010 - 120-126 nebo rozsudek Krajského soudu v Ústí nad Labem ze dne 30. 4. 2014, č. j. </text:span><text:bookmark-start text:name="__DdeLink__184_1162650625"/><text:span text:style-name="T18">15 A 81/2013</text:span><text:bookmark-end text:name="__DdeLink__184_1162650625"/><text:span text:style-name="T18"> - 72.</text:span></text:p>
        </text:list-item>
      </text:list>
      <text:p text:style-name="P6"/>
      <text:list xml:id="list172610091643383" text:continue-numbering="true" text:style-name="WWNum3">
        <text:list-item>
          <text:p text:style-name="P31">Pokud by soud nepovažoval dopis žalované za rozhodnutí v materiálním smyslu, pak by měla být žalované jakožto povinnému subjektu uložena povinnost vyřídit žádost, neboť žalovaná překračuje lhůtu danou ust. § 14 InfZ.</text:p>
        </text:list-item>
      </text:list>
      <text:p text:style-name="P6"/>
      <text:list xml:id="list172609894506633" text:continue-numbering="true" text:style-name="WWNum3">
        <text:list-item>
          <text:p text:style-name="P31">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20">Významnou majetkovou účast na žalované má hlavní město Praha, které vlastní 51 % podíl na jejím základním kapitálu - viz přiloženou výroční zprávu žalované za rok 2014.</text:span></text:p>
        </text:list-item>
      </text:list>
      <text:p text:style-name="P6"/>
      <text:list xml:id="list172609658400886" text:continue-numbering="true" text:style-name="WWNum3">
        <text:list-item>
          <text:p text:style-name="P30"><text:span text:style-name="T5">V této souvislosti lze citovat část rozsudku Nejvyššího správního soudu ze dne 29. května 2008, sp. zn. 8 As 57/2006: „</text:span><text:span text:style-name="T16">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text:span><text:soft-page-break/><text:span text:style-name="T16">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5">“</text:span></text:p>
        </text:list-item>
      </text:list>
      <text:p text:style-name="P15"/>
      <text:list xml:id="list172609846425103" text:continue-numbering="true" text:style-name="WWNum3">
        <text:list-item>
          <text:p text:style-name="P30"><text:span text:style-name="T5">Nejvyšší správní soud tímto rozsudkem rozvinul dřívější argumentaci soudu ústavního (nález Ústavního soudu ze dne </text:span><text:span text:style-name="T12">24. 1. 2007</text:span><text:span text:style-name="T6">, sp</text:span><text:span text:style-name="T5">. zn. I. ÚS 260/06), který povinnými subjekty ve smyslu zákona o svobodnému přístupu k informacím shledal společnosti s majetkovou účastí státu. </text:span></text:p>
        </text:list-item>
      </text:list>
      <text:p text:style-name="P6"/>
      <text:list xml:id="list172609940613256" text:continue-numbering="true" text:style-name="WWNum3">
        <text:list-item>
          <text:p text:style-name="P29">Ač výše zmíněné platí primárně pro žalovanou mateřskou společnost Pražská energetika Holding, a.s., tak tuto vlastnost pak přirozeně musí mít všechny obchodní společnosti v holdingu, který veřejná instituce řídí, jinak by pojem veřejná instituce nemusel vůbec existovat. K utajení informací před veřejností by totiž stačilo, aby obchodní společnosti ovládané veřejnoprávními subjekty realizovaly veškerou svou činnost skrze své dceřiné a vnukovské společnosti, které by povinnými subjekty dle InfZ nebyly.</text:p>
          <text:p text:style-name="P29"/>
        </text:list-item>
      </text:list>
      <text:p text:style-name="P9"><text:span text:style-name="T2">III.</text:span><text:span text:style-name="T5"><text:line-break/></text:span><text:span text:style-name="T1">Návrh rozsudku</text:span></text:p>
      <text:p text:style-name="P14">Z výše uvedených důvodů žalobce navrhuje, aby soud vydal následující rozsudek:</text:p>
      <text:list xml:id="list5587200651902925626" text:style-name="WWNum1">
        <text:list-item>
          <text:p text:style-name="P32">Rozhodnutí žalované ze dne 25. 9. 2015 o odmítnutí žádosti žalobce o informace ze dne 28. 8. 2015 se zrušuje.</text:p>
        </text:list-item>
        <text:list-item>
          <text:p text:style-name="P33">Žalované se nařizuje poskytnout žalobci informace v rozsahu jeho žádosti ze 28. 8. 2015, tedy: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text:soft-page-break/>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text:p>
        </text:list-item>
      </text:list>
      <text:p text:style-name="P27">a to do 15 dnů od právní moci rozsudku.</text:p>
      <text:list xml:id="list172609068880093" text:continue-numbering="true" text:style-name="WWNum1">
        <text:list-item>
          <text:p text:style-name="P40">Žalovaná je povinna zaplatit žalobci náhradu nákladů řízení, a to do 3 dnů od právní moci rozsudku, k rukám zástupce žalobce.</text:p>
        </text:list-item>
      </text:list>
      <text:p text:style-name="P13"/>
      <text:p text:style-name="P12"><text:span text:style-name="T16">In eventum</text:span><text:span text:style-name="T5">, pokud by soud došel k závěru, že v této věci dosud nebylo vydáno rozhodnutí ve smyslu § 65 s.ř.s., navrhuje žalobce vydání tohoto rozsudku:</text:span></text:p>
      <text:list xml:id="list7139944244717202758" text:style-name="WWNum2">
        <text:list-item>
          <text:p text:style-name="P41">Žalované se nařizuje vyřídit žádost žalobce o informace ze dne 28. 8. 2015, a to do 3 dnů od právní moci rozsudku.</text:p>
        </text:list-item>
        <text:list-item>
          <text:p text:style-name="P42">Žalovaná je povinna zaplatit žalobci náhradu nákladů řízení, a to do 3 dnů od právní moci rozsudku, k rukám zástupce žalobce. </text:p>
        </text:list-item>
      </text:list>
      <text:p text:style-name="P10"/>
      <text:p text:style-name="P11">Žalobce souhlasí s tím, aby soud věc projednal a rozhodl bez nařízení jednání.</text:p>
      <text:p text:style-name="P11"/>
      <text:p text:style-name="P11"/>
      <text:p text:style-name="P34">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7-03-06T17:25:36.839597013</dc:date>
    <meta:editing-cycles>9</meta:editing-cycles>
    <meta:editing-duration>PT13M42S</meta:editing-duration>
    <meta:generator>LibreOffice/5.2.6.1$Linux_X86_64 LibreOffice_project/20$Build-1</meta:generator>
    <dc:creator>Zabransky Adam</dc:creator>
    <meta:document-statistic meta:table-count="0" meta:image-count="0" meta:object-count="0" meta:page-count="5" meta:paragraph-count="38" meta:word-count="1216" meta:character-count="7747" meta:non-whitespace-character-count="6550"/>
    <meta:template xlink:type="simple" xlink:actuate="onRequest" xlink:title="Normal" xlink:href=""/>
  </office:meta>
</office:document-meta>
</file>